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8" table:default-cell-style-name="Default"/>
        <table:table-row table:style-name="ro1" table:number-rows-repeated="3">
          <table:table-cell table:number-columns-repeated="58"/>
        </table:table-row>
        <table:table-row table:style-name="ro1">
          <table:table-cell office:value-type="string" calcext:value-type="string">
            <text:p>Alpha (Starting States)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X values (filled by solver)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112359550561798" calcext:value-type="float">
            <text:p>0.112359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894962757228" calcext:value-type="float">
            <text:p>0.191894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236431988105" calcext:value-type="float">
            <text:p>0.305236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1321272878315" calcext:value-type="float">
            <text:p>0.2713212729</text:p>
          </table:table-cell>
          <table:table-cell office:value-type="float" office:value="0" calcext:value-type="float">
            <text:p>0</text:p>
          </table:table-cell>
          <table:table-cell office:value-type="float" office:value="1.12359550561798" calcext:value-type="float">
            <text:p>1.123595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007322307789" calcext:value-type="float">
            <text:p>1.0200732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0646912956806" calcext:value-type="float">
            <text:p>0.94064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74548668097" calcext:value-type="float">
            <text:p>0.969574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– All our possible actions, (a,b) = action b from state a</text:p>
          </table:table-cell>
          <table:table-cell/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ards (R)</text:p>
          </table:table-cell>
          <table:table-cell/>
          <table:table-cell office:value-type="float" office:value="-28" calcext:value-type="float">
            <text:p>-28</text:p>
          </table:table-cell>
          <table:table-cell table:number-columns-repeated="24" office:value-type="float" office:value="-5.6" calcext:value-type="float">
            <text:p>-5.6</text:p>
          </table:table-cell>
          <table:table-cell table:number-columns-repeated="4" office:value-type="float" office:value="-2.8" calcext:value-type="float">
            <text:p>-2.8</text:p>
          </table:table-cell>
          <table:table-cell table:number-columns-repeated="16" office:value-type="float" office:value="-5.6" calcext:value-type="float">
            <text:p>-5.6</text:p>
          </table:table-cell>
          <table:table-cell office:value-type="float" office:value="-5.1" calcext:value-type="float">
            <text:p>-5.1</text:p>
          </table:table-cell>
          <table:table-cell table:number-columns-repeated="3" office:value-type="float" office:value="-8.4" calcext:value-type="float">
            <text:p>-8.4</text:p>
          </table:table-cell>
          <table:table-cell table:number-columns-repeated="4" office:value-type="float" office:value="-5.6" calcext:value-type="float">
            <text:p>-5.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</text:p>
          </table:table-cell>
          <table:table-cell/>
          <table:table-cell table:formula="of:=SUMPRODUCT([.$C$6:.$BD$6]; [.C8:.BD8])" office:value-type="float" office:value="2.40177306456816" calcext:value-type="float">
            <text:p>2.4017730646</text:p>
          </table:table-cell>
          <table:table-cell table:number-columns-repeated="5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J=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SUMPRODUCT([.$C$6:.$BD$6]; [.C10:.BD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SUMPRODUCT([.$C$6:.$BD$6];[.C11:.BD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SUMPRODUCT([.$C$6:.$BD$6];[.C12:.BD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4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SUMPRODUCT([.$C$6:.$BD$6];[.C13:.BD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5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SUMPRODUCT([.$C$6:.$BD$6];[.C14:.BD14])" office:value-type="float" office:value="-0.0112359550561798" calcext:value-type="float">
            <text:p>-0.0112359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PRODUCT([.$C$6:.$BD$6];[.C15:.BD15])" office:value-type="float" office:value="-0.0191894962757228" calcext:value-type="float">
            <text:p>-0.0191894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7</text:p>
          </table:table-cell>
          <table:table-cell/>
          <table:table-cell table:number-columns-repeated="54" office:value-type="float" office:value="0" calcext:value-type="float">
            <text:p>0</text:p>
          </table:table-cell>
          <table:table-cell table:formula="of:=SUMPRODUCT([.$C$6:.$BD$6];[.C16:.BD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PRODUCT([.$C$6:.$BD$6];[.C17:.BD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PRODUCT([.$C$6:.$BD$6];[.C18:.BD18])" office:value-type="float" office:value="1.38777878078145E-017" calcext:value-type="float">
            <text:p>1.3877787807814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0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PRODUCT([.$C$6:.$BD$6];[.C19:.BD19])" office:value-type="float" office:value="-1.38777878078145E-017" calcext:value-type="float">
            <text:p>-1.3877787807814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$C$6:.$BD$6];[.C20:.BD20])" office:value-type="float" office:value="-2.77555756156289E-017" calcext:value-type="float">
            <text:p>-2.7755575615628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2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PRODUCT([.$C$6:.$BD$6];[.C21:.BD21])" office:value-type="float" office:value="-2.77555756156289E-017" calcext:value-type="float">
            <text:p>-2.7755575615628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3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PRODUCT([.$C$6:.$BD$6];[.C22:.BD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=14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PRODUCT([.$C$6:.$BD$6];[.C23:.BD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5</text:p>
          </table:table-cell>
          <table:table-cell/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UMPRODUCT([.$C$6:.$BD$6];[.C24:.BD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=16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formula="of:=SUMPRODUCT([.$C$6:.$BD$6];[.C25:.BD25])" office:value-type="float" office:value="-2.22044604925031E-016" calcext:value-type="float">
            <text:p>-2.22044604925031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Maximizer</text:p>
          </table:table-cell>
          <table:table-cell/>
          <table:table-cell table:formula="of:=SUMPRODUCT([.C6:.BD6]; [.C8:.BD8])" office:value-type="float" office:value="2.40177306456816" calcext:value-type="float">
            <text:p>2.4017730646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19:22.747508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1:58:33.390316708</meta:creation-date>
    <dc:date>2018-03-13T23:44:13.163298466</dc:date>
    <meta:editing-duration>PT1H34M44S</meta:editing-duration>
    <meta:editing-cycles>14</meta:editing-cycles>
    <meta:generator>LibreOffice/5.1.6.2$Linux_X86_64 LibreOffice_project/10m0$Build-2</meta:generator>
    <meta:document-statistic meta:table-count="1" meta:cell-count="1099" meta:object-count="0"/>
  </office:meta>
</office:document-meta>
</file>